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3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10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6-1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20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5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3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2-0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2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9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7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26909090909" calcext:value-type="float">
            <text:p>2.9842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40412903226" calcext:value-type="float">
            <text:p>3.147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05574193548" calcext:value-type="float">
            <text:p>3.285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2624516129" calcext:value-type="float">
            <text:p>3.513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9536" calcext:value-type="float">
            <text:p>3.26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83542857143" calcext:value-type="float">
            <text:p>2.9468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6088" calcext:value-type="float">
            <text:p>2.55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67070967742" calcext:value-type="float">
            <text:p>2.4166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2344" calcext:value-type="float">
            <text:p>2.43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8895483871" calcext:value-type="float">
            <text:p>2.655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55525" calcext:value-type="float">
            <text:p>2.918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1432" calcext:value-type="float">
            <text:p>3.2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6755" calcext:value-type="float">
            <text:p>3.499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68206451613" calcext:value-type="float">
            <text:p>3.3186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65083870968" calcext:value-type="float">
            <text:p>3.695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1995" calcext:value-type="float">
            <text:p>3.8821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19418181818" calcext:value-type="float">
            <text:p>2.45419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71384615385" calcext:value-type="float">
            <text:p>2.0187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732" calcext:value-type="float">
            <text:p>1.6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93848275862" calcext:value-type="float">
            <text:p>1.8069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92877419355" calcext:value-type="float">
            <text:p>1.9619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413" calcext:value-type="float">
            <text:p>2.161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2576" calcext:value-type="float">
            <text:p>2.64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165" calcext:value-type="float">
            <text:p>2.84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108" calcext:value-type="float">
            <text:p>3.02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14375" calcext:value-type="float">
            <text:p>3.055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71380645161" calcext:value-type="float">
            <text:p>2.9827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6495483871" calcext:value-type="float">
            <text:p>2.640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907664516129" calcext:value-type="float">
            <text:p>2.469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56903225806" calcext:value-type="float">
            <text:p>2.3405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48180645161" calcext:value-type="float">
            <text:p>2.269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98685714286" calcext:value-type="float">
            <text:p>2.0719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98475" calcext:value-type="float">
            <text:p>2.163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33987096774" calcext:value-type="float">
            <text:p>2.424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2472" calcext:value-type="float">
            <text:p>2.76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754" calcext:value-type="float">
            <text:p>2.984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8128" calcext:value-type="float">
            <text:p>2.79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233625" calcext:value-type="float">
            <text:p>3.4523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9568" calcext:value-type="float">
            <text:p>3.43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914451612903" calcext:value-type="float">
            <text:p>3.479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32220689655" calcext:value-type="float">
            <text:p>3.18232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5015" calcext:value-type="float">
            <text:p>2.869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85114285714" calcext:value-type="float">
            <text:p>2.7278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34709677419" calcext:value-type="float">
            <text:p>2.998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54116129032" calcext:value-type="float">
            <text:p>3.174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72412903226" calcext:value-type="float">
            <text:p>3.040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416" calcext:value-type="float">
            <text:p>3.5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72525" calcext:value-type="float">
            <text:p>3.897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38116129032" calcext:value-type="float">
            <text:p>3.418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224" calcext:value-type="float">
            <text:p>2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11535483871" calcext:value-type="float">
            <text:p>2.496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01238709677" calcext:value-type="float">
            <text:p>2.1270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41909677419" calcext:value-type="float">
            <text:p>2.050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2952" calcext:value-type="float">
            <text:p>1.87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61522580645" calcext:value-type="float">
            <text:p>2.009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23675" calcext:value-type="float">
            <text:p>2.2752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5104" calcext:value-type="float">
            <text:p>2.35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82025" calcext:value-type="float">
            <text:p>2.371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8128" calcext:value-type="float">
            <text:p>2.5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0895483871" calcext:value-type="float">
            <text:p>3.113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95475" calcext:value-type="float">
            <text:p>3.0669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1704" calcext:value-type="float">
            <text:p>2.8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22683870968" calcext:value-type="float">
            <text:p>2.208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0056" calcext:value-type="float">
            <text:p>1.89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32475" calcext:value-type="float">
            <text:p>1.836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2444137931" calcext:value-type="float">
            <text:p>2.0212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97187096774" calcext:value-type="float">
            <text:p>2.146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20875" calcext:value-type="float">
            <text:p>2.432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28516129032" calcext:value-type="float">
            <text:p>2.650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17935483871" calcext:value-type="float">
            <text:p>2.627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676" calcext:value-type="float">
            <text:p>2.7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20153846154" calcext:value-type="float">
            <text:p>2.72620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191" calcext:value-type="float">
            <text:p>2.671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7245" calcext:value-type="float">
            <text:p>2.3677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89169230769" calcext:value-type="float">
            <text:p>2.03489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16690909091" calcext:value-type="float">
            <text:p>1.64716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236" calcext:value-type="float">
            <text:p>1.63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16564705882" calcext:value-type="float">
            <text:p>1.751165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20827586207" calcext:value-type="float">
            <text:p>1.83720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1184" calcext:value-type="float">
            <text:p>2.0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4528" calcext:value-type="float">
            <text:p>2.20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82924137931" calcext:value-type="float">
            <text:p>2.2598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5528" calcext:value-type="float">
            <text:p>2.3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50038709677" calcext:value-type="float">
            <text:p>2.602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263475" calcext:value-type="float">
            <text:p>2.792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6312" calcext:value-type="float">
            <text:p>2.78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94" calcext:value-type="float">
            <text:p>2.5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7336" calcext:value-type="float">
            <text:p>2.5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39025" calcext:value-type="float">
            <text:p>2.360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83914285714" calcext:value-type="float">
            <text:p>2.6318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197" calcext:value-type="float">
            <text:p>2.719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29341935484" calcext:value-type="float">
            <text:p>2.925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9312" calcext:value-type="float">
            <text:p>3.0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10125" calcext:value-type="float">
            <text:p>3.0961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5856" calcext:value-type="float">
            <text:p>3.36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13309090909" calcext:value-type="float">
            <text:p>3.54713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41238709677" calcext:value-type="float">
            <text:p>3.803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7008" calcext:value-type="float">
            <text:p>3.29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98575" calcext:value-type="float">
            <text:p>3.695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9744" calcext:value-type="float">
            <text:p>3.27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83325" calcext:value-type="float">
            <text:p>2.8568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22013793103" calcext:value-type="float">
            <text:p>3.18022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26725" calcext:value-type="float">
            <text:p>3.2812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245858064516" calcext:value-type="float">
            <text:p>3.472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39507692308" calcext:value-type="float">
            <text:p>3.86439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297238709678" calcext:value-type="float">
            <text:p>4.0929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213909677419" calcext:value-type="float">
            <text:p>4.382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7695" calcext:value-type="float">
            <text:p>4.251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0945" calcext:value-type="float">
            <text:p>4.5660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8592" calcext:value-type="float">
            <text:p>4.3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69290322581" calcext:value-type="float">
            <text:p>3.798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2224" calcext:value-type="float">
            <text:p>3.2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79125" calcext:value-type="float">
            <text:p>2.9017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80885714286" calcext:value-type="float">
            <text:p>2.9338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435" calcext:value-type="float">
            <text:p>3.48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58296774194" calcext:value-type="float">
            <text:p>4.209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62072727273" calcext:value-type="float">
            <text:p>4.37762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9245" calcext:value-type="float">
            <text:p>3.586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56575" calcext:value-type="float">
            <text:p>3.764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63896774193" calcext:value-type="float">
            <text:p>3.8956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31664516129" calcext:value-type="float">
            <text:p>3.6273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30225" calcext:value-type="float">
            <text:p>2.7993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09393548387" calcext:value-type="float">
            <text:p>2.509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5264516129" calcext:value-type="float">
            <text:p>2.196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40606896552" calcext:value-type="float">
            <text:p>2.43440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34219354839" calcext:value-type="float">
            <text:p>2.799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395122580645" calcext:value-type="float">
            <text:p>3.173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1272" calcext:value-type="float">
            <text:p>3.58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91955" calcext:value-type="float">
            <text:p>3.469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3456" calcext:value-type="float">
            <text:p>3.2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495122580645" calcext:value-type="float">
            <text:p>3.554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24206451613" calcext:value-type="float">
            <text:p>3.608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8576" calcext:value-type="float">
            <text:p>3.5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24475" calcext:value-type="float">
            <text:p>3.482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9968" calcext:value-type="float">
            <text:p>3.12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75075" calcext:value-type="float">
            <text:p>3.339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18028571429" calcext:value-type="float">
            <text:p>3.1841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67563636364" calcext:value-type="float">
            <text:p>3.3506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75690322581" calcext:value-type="float">
            <text:p>3.5487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28490322581" calcext:value-type="float">
            <text:p>3.963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89625806452" calcext:value-type="float">
            <text:p>3.950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0688" calcext:value-type="float">
            <text:p>4.08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18064516129" calcext:value-type="float">
            <text:p>4.444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93935483871" calcext:value-type="float">
            <text:p>4.897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83303225807" calcext:value-type="float">
            <text:p>4.452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62219354839" calcext:value-type="float">
            <text:p>3.8966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91561290323" calcext:value-type="float">
            <text:p>3.3929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34735483871" calcext:value-type="float">
            <text:p>3.209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3715862069" calcext:value-type="float">
            <text:p>3.2883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85367741935" calcext:value-type="float">
            <text:p>3.4258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39612903226" calcext:value-type="float">
            <text:p>3.845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29075" calcext:value-type="float">
            <text:p>3.8502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1483870968" calcext:value-type="float">
            <text:p>4.055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27819354839" calcext:value-type="float">
            <text:p>4.573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98038709678" calcext:value-type="float">
            <text:p>4.9189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7915" calcext:value-type="float">
            <text:p>4.8087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333625806452" calcext:value-type="float">
            <text:p>4.4233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52925" calcext:value-type="float">
            <text:p>4.234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752" calcext:value-type="float">
            <text:p>3.4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844" calcext:value-type="float">
            <text:p>2.9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4008" calcext:value-type="float">
            <text:p>4.5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4560812105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14" meta:object-count="0"/>
    <meta:user-defined meta:name="AppVersion">3.0</meta:user-defined>
  </office:meta>
</office:document-meta>
</file>